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Gill Sans MT" svg:font-family="'Gill Sans MT'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471cm" fo:margin-left="0cm" fo:margin-right="0.03cm" table:align="margins"/>
    </style:style>
    <style:style style:name="Tableau1.A" style:family="table-column">
      <style:table-column-properties style:column-width="11.931cm" style:rel-column-width="47470*"/>
    </style:style>
    <style:style style:name="Tableau1.B" style:family="table-column">
      <style:table-column-properties style:column-width="4.54cm" style:rel-column-width="1806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471cm" fo:margin-left="0cm" fo:margin-right="0.03cm" table:align="margins"/>
    </style:style>
    <style:style style:name="Tableau2.A" style:family="table-column">
      <style:table-column-properties style:column-width="11.931cm" style:rel-column-width="47470*"/>
    </style:style>
    <style:style style:name="Tableau2.B" style:family="table-column">
      <style:table-column-properties style:column-width="4.54cm" style:rel-column-width="18065*"/>
    </style:style>
    <style:style style:name="Tableau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0pt" style:font-size-asian="10pt" style:font-size-complex="10pt"/>
    </style:style>
    <style:style style:name="P2" style:family="paragraph" style:parent-style-name="Standard">
      <style:text-properties style:font-name="Gill Sans MT_CCJU1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3" style:family="paragraph" style:parent-style-name="Standard">
      <style:text-properties fo:color="#000000" style:font-name="Gill Sans MT_CCJU1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Gill Sans MT_CCJU1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Gill Sans MT_CCJU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color="#000000" style:font-name="Gill Sans MT_CCJU1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000000" style:font-name="Gill Sans MT_CCJU1" fo:font-size="11pt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fo:color="#000000" style:text-position="0% 100%" style:font-name="Gill Sans MT_CCJU1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000000" style:font-name="Gill Sans MT_CCJU" fo:font-size="11pt" style:font-size-asian="11pt" style:font-size-complex="11pt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1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1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Gill Sans MT_CCJU1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name="Gill Sans MT_CCJU1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Gill Sans MT_CCJU1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Gill Sans MT_CCJU1" fo:font-size="11pt" style:font-size-asian="11pt" style:font-size-complex="11pt"/>
    </style:style>
    <style:style style:name="P16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Gill Sans MT_CCJU1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4" style:family="text">
      <style:text-properties style:text-position="0% 100%" style:font-name="Gill Sans MT_CCJU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5" style:family="text">
      <style:text-properties fo:font-weight="normal" style:font-name-asian="Courier New" style:font-weight-asian="normal" style:font-name-complex="Courier New" style:font-weight-complex="normal"/>
    </style:style>
    <style:style style:name="T6" style:family="text">
      <style:text-properties fo:color="#000000" style:text-position="0% 100%" style:text-underline-style="solid" style:text-underline-width="auto" style:text-underline-color="font-color"/>
    </style:style>
    <style:style style:name="T7" style:family="text">
      <style:text-properties fo:color="#000000" style:text-position="0% 100%" style:text-underline-style="none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sDecision#%</text:p>
      <text:p text:style-name="P3"/>
      <text:p text:style-name="P4">%=LETTRE_CONCERNE=%</text:p>
      <text:p text:style-name="P13"/>
      <text:p text:style-name="P5"/>
      <text:p text:style-name="P6">%=titreTiers=%</text:p>
      <text:p text:style-name="P6"/>
      <text:p text:style-name="P6">%=LETTRE_PARA1=%<text:span text:style-name="T1">%=LETTRE_PARA1_EXPOSANT1=%</text:span> %=LETTRE_PARA1_SUITE1=%</text:p>
      <text:p text:style-name="P6"/>
      <text:p text:style-name="P15">%=LETTRE_PARA2=%<text:span text:style-name="T1">%=LETTRE_PARA2_EXPOSANT1=%</text:span> %=LETTRE_PARA2_SUITE1=%<text:span text:style-name="T1">%=LETTRE_PARA2_EXPOSANT2=%</text:span> %=LETTRE_PARA2_SUITE2=%</text:p>
      <text:p text:style-name="P6"/>
      <text:p text:style-name="P14">%=LETTRE_PARA3=%<text:span text:style-name="T1">%=LETTRE_PARA3_EXPOSANT1=%</text:span> %=LETTRE_PARA3_SUITE1=%</text:p>
      <text:list xml:id="list14094734786407828" text:style-name="L1">
        <text:list-item>
          <text:p text:style-name="P10">%=remLineWhenBlank(LETTRE_PUCE1_A)=%</text:p>
        </text:list-item>
        <text:list-item>
          <text:p text:style-name="P10">%=remLineWhenBlank(LETTRE_PUCE1_B)=%</text:p>
        </text:list-item>
        <text:list-item>
          <text:p text:style-name="P10">%=remLineWhenBlank(LETTRE_PUCE1_C)=%</text:p>
        </text:list-item>
        <text:list-item>
          <text:p text:style-name="P10">%=remLineWhenBlank(LETTRE_PUCE1_D)=%</text:p>
        </text:list-item>
      </text:list>
      <text:p text:style-name="P12"/>
      <text:p text:style-name="P6">%=LETTRE_PARA4=%</text:p>
      <text:list xml:id="list2518921039269176699" text:style-name="L2">
        <text:list-item>
          <text:p text:style-name="P16">%=remLineWhenBlank(LETTRE_PUCE2_A)=%</text:p>
        </text:list-item>
        <text:list-item>
          <text:p text:style-name="P16">%=remLineWhenBlank(LETTRE_PUCE2_B)=%</text:p>
        </text:list-item>
        <text:list-item>
          <text:p text:style-name="P16">%=remLineWhenBlank(LETTRE_PUCE2_C)=%</text:p>
        </text:list-item>
        <text:list-item>
          <text:p text:style-name="P16">%=remLineWhenBlank(LETTRE_PUCE2_D)=%</text:p>
        </text:list-item>
      </text:list>
      <text:p text:style-name="P11"/>
      <text:p text:style-name="P14"><text:span text:style-name="T2">%=remLineWhenBlank(LETTRE_PARA5,1)=%</text:span><text:span text:style-name="T1">%=LETTRE_PARA5_EXPOSANT1=%</text:span><text:span text:style-name="T2"> %=LETTRE_PARA5_SUITE1=%</text:span></text:p>
      <text:p text:style-name="P11"/>
      <text:p text:style-name="P9">%=<text:span text:style-name="T5">remLineWhenBlank(</text:span>LETTRE_PARA6,1)=%<text:span text:style-name="T3"> □ <text:s text:c="28"/></text:span><text:span text:style-name="T2">%=LETTRE_PARA6_SUITE1=%</text:span><text:span text:style-name="T3"> □ </text:span></text:p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%=remLineWhenBlank(LETTRE_PARA7,1)=%</text:p>
          </table:table-cell>
          <table:table-cell table:style-name="Tableau1.A1" office:value-type="string">
            <text:p text:style-name="P8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%=remLineWhenBlank(LETTRE_PARA8,1)=%</text:p>
          </table:table-cell>
          <table:table-cell table:style-name="Tableau2.A1" office:value-type="string">
            <text:p text:style-name="P8">%=remLineWhenBlank(LETTRE_PARA8_SUITE1,1)=%</text:p>
          </table:table-cell>
        </table:table-row>
      </table:table>
      <text:p text:style-name="P6"/>
      <text:p text:style-name="P6">%=remLineWhenBlank(LETTRE_PARA9,1)=%</text:p>
      <text:p text:style-name="P6"/>
      <text:p text:style-name="P6">%=remLineWhenBlank(LETTRE_PARA10,1)=%</text:p>
      <text:p text:style-name="P6"/>
      <text:p text:style-name="P6">%=remLineWhenBlank(LETTRE_PARA11,1)=%</text:p>
      <text:p text:style-name="P6"/>
      <text:p text:style-name="P17">%#include <text:s/>signatures/CCJU/standard#%</text:p>
      <text:p text:style-name="P17">%=pushToEnd()=%</text:p>
      <text:p text:style-name="P1"><text:span text:style-name="T6">%=remLineWhenBlank(</text:span><text:span text:style-name="T6">TEXTE_ANNEXES</text:span><text:span text:style-name="T6">,0)=%</text:span><text:span text:style-name="T7"> </text:span>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Gill Sans MT" svg:font-family="'Gill Sans MT'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2.499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6-09T11:21:58.04</dc:date>
    <meta:print-date>2008-11-18T12:45:06</meta:print-date>
    <meta:editing-cycles>297</meta:editing-cycles>
    <meta:editing-duration>PT23H23M59S</meta:editing-duration>
    <meta:document-statistic meta:table-count="2" meta:image-count="0" meta:object-count="0" meta:page-count="1" meta:paragraph-count="27" meta:word-count="47" meta:character-count="1186"/>
    <meta:user-defined meta:name="Info 1"/>
    <meta:user-defined meta:name="Info 2"/>
    <meta:user-defined meta:name="Info 3"/>
    <meta:user-defined meta:name="Info 4"/>
  </office:meta>
</office:document-meta>
</file>